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782cm" fo:min-width="3.945cm" draw:shadow="visib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782cm" fo:min-width="4.072cm" draw:shadow="visibl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1.755cm" fo:min-width="4.199cm" draw:shadow="visib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1.782cm" fo:min-width="4.707cm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032cm" svg:x="2.143cm" svg:y="2.524cm">
          <text:p text:style-name="P1">Shul Info p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032cm" svg:x="2.143cm" svg:y="5.826cm">
          <text:p text:style-name="P1">Shul Updt p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2.032cm" svg:x="2.143cm" svg:y="9.509cm">
          <text:p text:style-name="P1">Member Info p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2.005cm" svg:x="2.142cm" svg:y="13.092cm">
          <text:p text:style-name="P1">Member Upd pg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4.572cm" svg:height="2.032cm" svg:x="2.143cm" svg:y="16.494cm">
          <text:p text:style-name="P1">Services Info p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07cm" svg:height="2.032cm" svg:x="1.889cm" svg:y="19.796cm">
          <text:p text:style-name="P1">Services Upd p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4:05:06.296064000</meta:creation-date>
    <dc:date>2017-11-07T10:04:26.291126000</dc:date>
    <meta:editing-duration>PT19H44M1S</meta:editing-duration>
    <meta:editing-cycles>2</meta:editing-cycles>
    <meta:generator>LibreOffice/4.3.5.2$MacOSX_x86 LibreOffice_project/3a87456aaa6a95c63eea1c1b3201acedf0751bd5</meta:generator>
    <meta:document-statistic meta:object-count="6"/>
  </office:meta>
</office:document-meta>
</file>